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4000000178D3EB1DC.png" manifest:media-type="image/png"/>
  <manifest:file-entry manifest:full-path="Pictures/100002000000000A00000009A9064592.png" manifest:media-type="image/png"/>
  <manifest:file-entry manifest:full-path="Pictures/10000200000000360000000E6D400869.png" manifest:media-type="image/png"/>
  <manifest:file-entry manifest:full-path="Pictures/100002000000000F0000000ED295C6BB.png" manifest:media-type="image/png"/>
  <manifest:file-entry manifest:full-path="Pictures/100002000000000B0000000999B74172.png" manifest:media-type="image/png"/>
  <manifest:file-entry manifest:full-path="Pictures/100002000000000E0000000E6F6054C1.png" manifest:media-type="image/png"/>
  <manifest:file-entry manifest:full-path="Pictures/100002000000005B00000015D1B4B2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/>
    </style:style>
    <style:style style:name="P2" style:family="paragraph" style:parent-style-name="Text_20_body">
      <style:text-properties style:font-name="Liberation Serif" officeooo:rsid="001ca2b8" officeooo:paragraph-rsid="001ca2b8"/>
    </style:style>
    <style:style style:name="P3" style:family="paragraph" style:parent-style-name="Text_20_body">
      <style:text-properties style:font-name="Liberation Serif" officeooo:paragraph-rsid="001dadfb"/>
    </style:style>
    <style:style style:name="P4" style:family="paragraph" style:parent-style-name="Text_20_body">
      <style:text-properties style:font-name="Liberation Serif" officeooo:paragraph-rsid="00163654"/>
    </style:style>
    <style:style style:name="P5" style:family="paragraph" style:parent-style-name="Text_20_body">
      <style:text-properties style:font-name="Liberation Serif" officeooo:rsid="001b0cc6" officeooo:paragraph-rsid="001b0cc6"/>
    </style:style>
    <style:style style:name="P6" style:family="paragraph" style:parent-style-name="Text_20_body">
      <style:text-properties style:font-name="Liberation Serif" officeooo:rsid="001dadfb" officeooo:paragraph-rsid="001dadfb"/>
    </style:style>
    <style:style style:name="P7" style:family="paragraph" style:parent-style-name="Text_20_body">
      <style:text-properties style:font-name="Liberation Serif" officeooo:rsid="001f56ad" officeooo:paragraph-rsid="001f56ad"/>
    </style:style>
    <style:style style:name="P8" style:family="paragraph" style:parent-style-name="Text_20_body">
      <style:text-properties style:font-name="Liberation Serif" officeooo:rsid="001ff27f" officeooo:paragraph-rsid="001ff27f"/>
    </style:style>
    <style:style style:name="P9" style:family="paragraph" style:parent-style-name="Text_20_body">
      <style:text-properties style:font-name="Liberation Serif" officeooo:rsid="001ff27f" officeooo:paragraph-rsid="0029bc92"/>
    </style:style>
    <style:style style:name="P10" style:family="paragraph" style:parent-style-name="Text_20_body">
      <style:text-properties style:font-name="Liberation Serif" officeooo:rsid="00250fc1" officeooo:paragraph-rsid="00250fc1"/>
    </style:style>
    <style:style style:name="P11" style:family="paragraph" style:parent-style-name="Text_20_body">
      <style:text-properties officeooo:rsid="001f56ad" officeooo:paragraph-rsid="001f56ad"/>
    </style:style>
    <style:style style:name="P12" style:family="paragraph" style:parent-style-name="Text_20_body">
      <style:text-properties officeooo:rsid="001ff27f" officeooo:paragraph-rsid="001ff27f"/>
    </style:style>
    <style:style style:name="P13" style:family="paragraph" style:parent-style-name="Text_20_body">
      <style:text-properties officeooo:rsid="00233fc5" officeooo:paragraph-rsid="00233fc5"/>
    </style:style>
    <style:style style:name="P14" style:family="paragraph" style:parent-style-name="Text_20_body">
      <style:text-properties style:font-name="Liberation Serif" officeooo:rsid="001ff27f" officeooo:paragraph-rsid="001ff27f"/>
    </style:style>
    <style:style style:name="P15" style:family="paragraph" style:parent-style-name="Text_20_body">
      <style:text-properties style:font-name="Liberation Serif" officeooo:rsid="00233fc5" officeooo:paragraph-rsid="00233fc5"/>
    </style:style>
    <style:style style:name="P16" style:family="paragraph" style:parent-style-name="Text_20_body">
      <style:text-properties style:font-name="Liberation Serif" officeooo:rsid="002b6455" officeooo:paragraph-rsid="002b6455"/>
    </style:style>
    <style:style style:name="P17" style:family="paragraph" style:parent-style-name="Text_20_body">
      <style:text-properties officeooo:rsid="0017dd35" officeooo:paragraph-rsid="00214e44"/>
    </style:style>
    <style:style style:name="P18" style:family="paragraph" style:parent-style-name="Text_20_body">
      <style:text-properties style:text-position="0% 100%" officeooo:rsid="0017ffd2" officeooo:paragraph-rsid="00214e44"/>
    </style:style>
    <style:style style:name="P19" style:family="paragraph" style:parent-style-name="Text_20_body" style:list-style-name="L2">
      <style:text-properties officeooo:rsid="00180b74" officeooo:paragraph-rsid="00214e44"/>
    </style:style>
    <style:style style:name="P20" style:family="paragraph" style:parent-style-name="Text_20_body">
      <style:text-properties officeooo:paragraph-rsid="002edbb3"/>
    </style:style>
    <style:style style:name="P21" style:family="paragraph" style:parent-style-name="Text_20_body">
      <style:text-properties officeooo:rsid="003315e4" officeooo:paragraph-rsid="003315e4"/>
    </style:style>
    <style:style style:name="P22" style:family="paragraph" style:parent-style-name="Text_20_body">
      <style:text-properties officeooo:paragraph-rsid="003315e4"/>
    </style:style>
    <style:style style:name="P23" style:family="paragraph" style:parent-style-name="Text_20_body" style:list-style-name="L3"/>
    <style:style style:name="P24" style:family="paragraph" style:parent-style-name="Text_20_body" style:list-style-name="L5"/>
    <style:style style:name="P25" style:family="paragraph" style:parent-style-name="Text_20_body">
      <style:text-properties officeooo:rsid="0034fd19" officeooo:paragraph-rsid="0034fd19"/>
    </style:style>
    <style:style style:name="P26" style:family="paragraph" style:parent-style-name="Text_20_body" style:list-style-name="L7"/>
    <style:style style:name="P27" style:family="paragraph" style:parent-style-name="Heading_20_3">
      <style:text-properties style:font-name="Liberation Serif"/>
    </style:style>
    <style:style style:name="P28" style:family="paragraph" style:parent-style-name="Heading_20_3">
      <style:text-properties officeooo:paragraph-rsid="002cfbb4"/>
    </style:style>
    <style:style style:name="P29" style:family="paragraph" style:parent-style-name="Heading_20_3">
      <style:text-properties officeooo:paragraph-rsid="002edbb3"/>
    </style:style>
    <style:style style:name="P30" style:family="paragraph" style:parent-style-name="Heading_20_3">
      <style:text-properties officeooo:rsid="003315e4" officeooo:paragraph-rsid="003315e4"/>
    </style:style>
    <style:style style:name="P31" style:family="paragraph" style:parent-style-name="Heading_20_3">
      <style:text-properties officeooo:paragraph-rsid="003315e4"/>
    </style:style>
    <style:style style:name="P32" style:family="paragraph" style:parent-style-name="Heading_20_1">
      <style:text-properties style:font-name="Liberation Serif"/>
    </style:style>
    <style:style style:name="P33" style:family="paragraph" style:parent-style-name="Heading_20_1">
      <style:paragraph-properties fo:break-before="page"/>
      <style:text-properties style:font-name="Liberation Serif"/>
    </style:style>
    <style:style style:name="P34" style:family="paragraph" style:parent-style-name="Heading_20_2">
      <style:text-properties style:font-name="Liberation Serif"/>
    </style:style>
    <style:style style:name="P35" style:family="paragraph" style:parent-style-name="Heading_20_2">
      <style:text-properties style:font-name="Liberation Serif" officeooo:rsid="00338a79" officeooo:paragraph-rsid="00338a7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3654" style:font-weight-asian="bold" style:font-weight-complex="bold"/>
    </style:style>
    <style:style style:name="T3" style:family="text">
      <style:text-properties fo:font-weight="bold" officeooo:rsid="001dadfb" style:font-weight-asian="bold" style:font-weight-complex="bold"/>
    </style:style>
    <style:style style:name="T4" style:family="text">
      <style:text-properties fo:font-weight="bold" officeooo:rsid="002664e0" style:font-weight-asian="bold" style:font-weight-complex="bold"/>
    </style:style>
    <style:style style:name="T5" style:family="text">
      <style:text-properties fo:font-weight="bold" officeooo:rsid="0028600b" style:font-weight-asian="bold" style:font-weight-complex="bold"/>
    </style:style>
    <style:style style:name="T6" style:family="text">
      <style:text-properties officeooo:rsid="00163654"/>
    </style:style>
    <style:style style:name="T7" style:family="text">
      <style:text-properties officeooo:rsid="001ca2b8"/>
    </style:style>
    <style:style style:name="T8" style:family="text">
      <style:text-properties officeooo:rsid="001dadfb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dadfb"/>
    </style:style>
    <style:style style:name="T11" style:family="text">
      <style:text-properties style:font-name="Liberation Serif" officeooo:rsid="001ff27f"/>
    </style:style>
    <style:style style:name="T12" style:family="text">
      <style:text-properties style:font-name="Liberation Serif" officeooo:rsid="0020718e"/>
    </style:style>
    <style:style style:name="T13" style:family="text">
      <style:text-properties style:font-name="Liberation Serif" fo:font-weight="bold" officeooo:rsid="001dadfb" style:font-weight-asian="bold" style:font-weight-complex="bold"/>
    </style:style>
    <style:style style:name="T14" style:family="text">
      <style:text-properties style:font-name="Liberation Serif" fo:font-weight="bold" officeooo:rsid="001f56ad" style:font-weight-asian="bold" style:font-weight-complex="bold"/>
    </style:style>
    <style:style style:name="T15" style:family="text">
      <style:text-properties style:font-name="Liberation Serif" officeooo:rsid="00214e44"/>
    </style:style>
    <style:style style:name="T16" style:family="text">
      <style:text-properties style:font-name="Liberation Serif" officeooo:rsid="00195b81"/>
    </style:style>
    <style:style style:name="T17" style:family="text">
      <style:text-properties style:font-name="Liberation Serif" officeooo:rsid="00233fc5"/>
    </style:style>
    <style:style style:name="T18" style:family="text">
      <style:text-properties style:font-name="Liberation Serif" officeooo:rsid="0024e6e4"/>
    </style:style>
    <style:style style:name="T19" style:family="text">
      <style:text-properties style:font-name="Liberation Serif" officeooo:rsid="0028600b"/>
    </style:style>
    <style:style style:name="T20" style:family="text">
      <style:text-properties style:font-name="Liberation Serif" officeooo:rsid="0030c43d"/>
    </style:style>
    <style:style style:name="T21" style:family="text">
      <style:text-properties officeooo:rsid="00214e44"/>
    </style:style>
    <style:style style:name="T22" style:family="text">
      <style:text-properties style:text-position="0% 100%"/>
    </style:style>
    <style:style style:name="T23" style:family="text">
      <style:text-properties style:text-position="0% 100%" fo:font-weight="bold" style:font-weight-asian="bold" style:font-weight-complex="bold"/>
    </style:style>
    <style:style style:name="T24" style:family="text">
      <style:text-properties style:text-position="0% 100%" fo:font-weight="bold" officeooo:rsid="0017ffd2" style:font-weight-asian="bold" style:font-weight-complex="bold"/>
    </style:style>
    <style:style style:name="T25" style:family="text">
      <style:text-properties style:text-position="0% 100%" officeooo:rsid="00220a5a"/>
    </style:style>
    <style:style style:name="T26" style:family="text">
      <style:text-properties style:text-position="0% 100%" officeooo:rsid="0020a36a"/>
    </style:style>
    <style:style style:name="T27" style:family="text">
      <style:text-properties style:text-position="0% 100%" officeooo:rsid="0017ffd2"/>
    </style:style>
    <style:style style:name="T28" style:family="text">
      <style:text-properties style:text-position="0% 100%" officeooo:rsid="001eeb70"/>
    </style:style>
    <style:style style:name="T29" style:family="text">
      <style:text-properties style:text-position="0% 100%" officeooo:rsid="00208577"/>
    </style:style>
    <style:style style:name="T30" style:family="text">
      <style:text-properties style:text-position="0% 100%" officeooo:rsid="003315e4"/>
    </style:style>
    <style:style style:name="T31" style:family="text">
      <style:text-properties officeooo:rsid="00233fc5"/>
    </style:style>
    <style:style style:name="T32" style:family="text">
      <style:text-properties officeooo:rsid="00282fcf"/>
    </style:style>
    <style:style style:name="T33" style:family="text">
      <style:text-properties officeooo:rsid="002a6dd5"/>
    </style:style>
    <style:style style:name="T34" style:family="text">
      <style:text-properties officeooo:rsid="002edbb3"/>
    </style:style>
    <style:style style:name="T35" style:family="text">
      <style:text-properties officeooo:rsid="0030c43d"/>
    </style:style>
    <style:style style:name="T36" style:family="text">
      <style:text-properties officeooo:rsid="00310028"/>
    </style:style>
    <style:style style:name="T37" style:family="text">
      <style:text-properties officeooo:rsid="003315e4"/>
    </style:style>
    <style:style style:name="T38" style:family="text">
      <style:text-properties officeooo:rsid="0033399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/>
      <text:h text:style-name="P32" text:outline-level="1">Содержание</text:h>
      <text:h text:style-name="P32" text:outline-level="1">Введение</text:h>
      <text:p text:style-name="P10">С каждым годом транспортные перевозки становятся все более востребованными.</text:p>
      <text:h text:style-name="P33" text:outline-level="1">Глава 1. Обзор предметной области</text:h>
      <text:p text:style-name="P2">В данной главе описаны основные понятия и определения из области построения маршрутов в теории графов. В первом разделе главы описаны понятия из теории графов. Во втором разделе описаны понятия из формальной области транспортных сетей. В третьем разделе формализуется задача и список требований по поддерживаемым свойствам для построения маршрутов. Четвертый раздел содержит краткое описание основных алгоритмов теории графов для построение путей со сводной таблицей преимуществ и недостатков данных подходов.</text:p>
      <text:h text:style-name="P34" text:outline-level="2">1.1 <text:span text:style-name="T8">Основные определения</text:span></text:h>
      <text:p text:style-name="P3"><text:span text:style-name="T1">Теория графов</text:span> — раздел дискретной математики, изучающий свойства графов. </text:p>
      <text:p text:style-name="P3"><text:span text:style-name="T3">Г</text:span><text:span text:style-name="T1">раф</text:span> — <text:span text:style-name="T8">это</text:span> множество вершин(узлов), соедин<text:span text:style-name="T6">е</text:span>нных р<text:span text:style-name="T6">е</text:span>брами. В строгом определении графом называется такая пара множеств. <draw:frame draw:style-name="fr1" draw:name="Изображение1" text:anchor-type="as-char" svg:width="2.408cm" svg:height="0.556cm" draw:z-index="0"><draw:image xlink:href="Pictures/100002000000005B00000015D1B4B258.png" xlink:type="simple" xlink:show="embed" xlink:actuate="onLoad"/></draw:frame>, где <draw:frame draw:style-name="fr1" draw:name="Изображение2" text:anchor-type="as-char" svg:width="0.37cm" svg:height="0.37cm" draw:z-index="1"><draw:image xlink:href="Pictures/100002000000000E0000000E6F6054C1.png" xlink:type="simple" xlink:show="embed" xlink:actuate="onLoad"/></draw:frame> есть подмножество любого сч<text:span text:style-name="T6">е</text:span>тного множества, а <draw:frame draw:style-name="fr1" draw:name="Изображение3" text:anchor-type="as-char" svg:width="0.397cm" svg:height="0.37cm" draw:z-index="2"><draw:image xlink:href="Pictures/100002000000000F0000000ED295C6BB.png" xlink:type="simple" xlink:show="embed" xlink:actuate="onLoad"/></draw:frame> — подмножество <draw:frame draw:style-name="fr1" draw:name="Изображение4" text:anchor-type="as-char" svg:width="1.429cm" svg:height="0.37cm" draw:z-index="3"><draw:image xlink:href="Pictures/10000200000000360000000E6D400869.png" xlink:type="simple" xlink:show="embed" xlink:actuate="onLoad"/></draw:frame>.</text:p>
      <text:p text:style-name="P4"><text:span text:style-name="T1">Маршрут</text:span> — <text:span text:style-name="T6">это</text:span> конечн<text:span text:style-name="T6">ая</text:span> последовательность вершин, в которой каждая вершина (кроме последней) соединена со следующей в последовательности вершиной ребром. Цепью называется маршрут без повторяющихся рёбер. Простой цепью называется маршрут без повторяющихся вершин (откуда следует, что в простой цепи нет повторяющихся рёбер).</text:p>
      <text:p text:style-name="P4"><text:span text:style-name="T1">Ориентированны</text:span><text:span text:style-name="T2">й</text:span><text:span text:style-name="T1"> маршрут (или пут</text:span><text:span text:style-name="T2">ь</text:span><text:span text:style-name="T1">)</text:span> — <text:span text:style-name="T6">это </text:span>конечн<text:span text:style-name="T6">ая</text:span> последовательность вершин и дуг, в которой каждый элемент инцидентен предыдущему и последующему.</text:p>
      <text:p text:style-name="P4"><text:span text:style-name="T1">Цикл</text:span> — <text:span text:style-name="T6">это </text:span>цепь, в которой первая и последняя вершины совпадают. При этом длиной пути (или цикла) называют число составляющих его р<text:span text:style-name="T33">е</text:span>бер. Заметим, что если вершины <draw:frame draw:style-name="fr1" draw:name="Изображение5" text:anchor-type="as-char" svg:width="0.291cm" svg:height="0.238cm" draw:z-index="4"><draw:image xlink:href="Pictures/100002000000000B0000000999B74172.png" xlink:type="simple" xlink:show="embed" xlink:actuate="onLoad"/><svg:title>u</svg:title></draw:frame> и <draw:frame draw:style-name="fr1" draw:name="Изображение6" text:anchor-type="as-char" svg:width="0.265cm" svg:height="0.238cm" draw:z-index="5"><draw:image xlink:href="Pictures/100002000000000A00000009A9064592.png" xlink:type="simple" xlink:show="embed" xlink:actuate="onLoad"/><svg:title>v</svg:title></draw:frame>являются концами некоторого ребра, то согласно данному определению, последовательность <draw:frame draw:style-name="fr1" draw:name="Изображение7" text:anchor-type="as-char" svg:width="1.799cm" svg:height="0.609cm" draw:z-index="6"><draw:image xlink:href="Pictures/1000000000000044000000178D3EB1DC.png" xlink:type="simple" xlink:show="embed" xlink:actuate="onLoad"/><svg:title>(u,v,u)</svg:title></draw:frame> я<draw:frame draw:style-name="fr3" draw:name="Объект1" text:anchor-type="as-char" svg:y="-0.377cm" svg:width="0.201cm" svg:height="0.467cm" draw:z-index="7"><draw:object xlink:href="./Object 1" xlink:type="simple" xlink:show="embed" xlink:actuate="onLoad"/><draw:image xlink:href="./ObjectReplacements/Object 1" xlink:type="simple" xlink:show="embed" xlink:actuate="onLoad"/></draw:frame>вляется циклом. Чтобы избежать таких «вырожденных» случаев, вводят следующие понятия.</text:p>
      <text:p text:style-name="P3"><text:span text:style-name="T1">Транспорт</text:span><text:span text:style-name="T4">ное средство</text:span> — <text:span text:style-name="T8">это</text:span> совокупность технических систем, <text:soft-page-break/>предназначенных для перемещений людей <text:span text:style-name="T8">и</text:span> грузов из одного места в другое.</text:p>
      <text:p text:style-name="Text_20_body"><text:span text:style-name="T13">Транспортный узел</text:span><text:span text:style-name="T10"> — </text:span><text:span text:style-name="T15">это</text:span> комплекс транспортных устройств в пункте стыка нескольких видов транспорта, совместно выполняющих операции по обслуживанию транзитных, местных и городских перевозок грузов и пассажиров.</text:p>
      <text:p text:style-name="P6"><text:span text:style-name="T1">Транспортный рейс</text:span> — </text:p>
      <text:p text:style-name="P7"><text:span text:style-name="T1">Транспортная сеть</text:span> <text:span text:style-name="T8">— </text:span>это совокупность всех транспортных рейсов, представленных в течение интервала продажи билетов.</text:p>
      <text:p text:style-name="Text_20_body"><text:span text:style-name="T14">Остановка</text:span><text:span text:style-name="T10"> — </text:span>специально отвед<text:span text:style-name="T32">е</text:span>нное общественное место, предназначенное для посадки/высадки пассажиров рейсового транспорт<text:span text:style-name="T32">ного средства.</text:span></text:p>
      <text:p text:style-name="P7"><text:span text:style-name="T1">Расписание</text:span><text:span text:style-name="T8"> — </text:span></text:p>
      <text:p text:style-name="P9"><text:span text:style-name="T1">Мульмодальный маршрут</text:span><text:span text:style-name="T8"> — это конечная последовательность транспортных рейсов, попав на которые в определенные промежутки времени можно добраться от начального транспортного узла до конечного.</text:span></text:p>
      <text:p text:style-name="P8"><text:span text:style-name="T5">Пос</text:span><text:span text:style-name="T1">троитель маршрутов</text:span><text:span text:style-name="T8"> — это программный комплекс для обработки внешних поисковых клиентских запросов, имеющий доступ к полному объему данных о расписаниях на всех транспортных узлах и осуществляющий выдачу определенного количества маршрутов в соответствии с поступившими в запросах требованиями.</text:span></text:p>
      <text:h text:style-name="Heading_20_2" text:outline-level="2">1.<text:span text:style-name="T31">2</text:span> Виды транспорта</text:h>
      <text:p text:style-name="P11"><text:span text:style-name="T9">В транспортной сети, в которой будут строиться маршруты, будет существовать только транспорт с конкретным расписанием транспортных рейсов. Таким образом, идет допущение о том, что система сети идеальна и весь транспорт гарантировано совершает остановки в назначенное время. </text:span><text:span text:style-name="T11">Постановка вспомогательных свойств для </text:span><text:span text:style-name="T19">по</text:span><text:span text:style-name="T11">строителя маршрутов, которые позволяют сгладить последствия этого допущения будут описаны в следующих главах. Далее идет описание рассматриваемого транспорта.</text:span></text:p>
      <text:h text:style-name="Heading_20_3" text:outline-level="3"><text:span text:style-name="T17">1.2.1 </text:span><text:span text:style-name="T9">Железнодорожный</text:span></text:h>
      <text:p text:style-name="P11"><text:span text:style-name="T9">В задаче будут рассматриваться 2 вида железнодорожного транспорта. Во-первых, это будут поезда дальнего следования, </text:span><text:span text:style-name="T11">у которых небольшое количество рейсов (около 10^5 в течение интервала продажи билетов). Во-</text:span><text:soft-page-break/><text:span text:style-name="T11">вторых, это будут электрички, которые уже совершают до 10^6 рейсов за аналогичный промежуток времени.</text:span></text:p>
      <text:p text:style-name="P13"><text:span text:style-name="T11">Т</text:span><text:span text:style-name="T9">ранспортными узлами являются железнодорожные станции и вокзалы.</text:span></text:p>
      <text:h text:style-name="Heading_20_3" text:outline-level="3"><text:span text:style-name="T17">1.2.2 </text:span><text:span text:style-name="T9">Воздушный</text:span></text:h>
      <text:p text:style-name="P8">Воздушный транспорт будет представлен только самолетами. При этом количество рейсов около 10^3, поэтому особый интерес этот случай не представляет. Но стоит отметить, что в большинстве случаев мультимодальный маршрут не будет содержать больше одного воздушного сегмента пути.</text:p>
      <text:p text:style-name="P15">Транспортными узлами являются аэропорты.</text:p>
      <text:h text:style-name="Heading_20_3" text:outline-level="3"><text:span text:style-name="T17">1.2.3 </text:span><text:span text:style-name="T9">Автомобильный</text:span></text:h>
      <text:p text:style-name="P12"><text:span text:style-name="T9">Автомобильный транспорт состоит из автобусных междугородних рейсов. Около 95% таких рейсов совершаются только между соседними городами, что сильно упрощает задачу, но количество все равно большое </text:span><text:span text:style-name="T10">— </text:span><text:span text:style-name="T9">10^6.</text:span></text:p>
      <text:p text:style-name="P12"><text:span text:style-name="T9">Также в эту категорию входит транспорт в пределах города (или любого крупного населенного пункта), например, такси. Стоит отметить, что в этот вид транспорта можно внести любые </text:span><text:span text:style-name="T12">другие </text:span><text:span text:style-name="T9">средства передвижения </text:span><text:span text:style-name="T12">внутри города, так как в конечном счете это не будет влиять на алгоритм. При этом важно, чтобы у нового транспорта в пределах города имелась возможность рассчитать эвристическое времени передвижения между двумя транспортными узлами, которые относятся к одному населенному пункту. Эту задачу следует решать на основе статистики или с помощью сторонних сервисов, которые умеют анализировать дорожную ситуацию, например, такие сервисы, как 2gis или Яндекс.карты, которые могут оценить время движения на основе карты пробок.</text:span></text:p>
      <text:p text:style-name="P13"><text:span text:style-name="T12">Т</text:span><text:span text:style-name="T9">ранспортными узлами являются автобусные остановки и </text:span><text:span text:style-name="T18">крупные населенные пункты.</text:span></text:p>
      <text:h text:style-name="Heading_20_2" text:outline-level="2"><text:span text:style-name="T15">1.</text:span><text:span text:style-name="T17">3</text:span><text:span text:style-name="T15"> </text:span><text:span text:style-name="T20">П</text:span><text:span text:style-name="T16">остроени</text:span><text:span text:style-name="T20">е</text:span><text:span text:style-name="T16"> маршрутов</text:span></text:h>
      <text:p text:style-name="P17"><text:span text:style-name="T35">Основная задача, ставящаяся перед построителем маршрутов — построение маршрутов по данным, доступным в его памяти и внешних базах данных, доступных для чтения в конкретный момент времени. На а</text:span>лгоритм построения маршрутов в транспортной сети <text:span text:style-name="T35">накладываются </text:span>следующи<text:span text:style-name="T35">е</text:span> условия и ограничениями.</text:p>
      <text:h text:style-name="P28" text:outline-level="3"><text:soft-page-break/>1.3.1 Мультимодальность</text:h>
      <text:p text:style-name="Text_20_body">Маршруты могут быть мультимодальными, т<text:span text:style-name="T36">о есть</text:span> проходить через несколько точек-остано<text:span text:style-name="T36">вок</text:span>, содержать пересадки, проходить разными видами транспорта со своими особенностями и т.д.; Это нужно <text:span text:style-name="T36">для того</text:span>, чтобы была возможность добраться из любой точки в любую, где есть хотя бы какой-нибудь транспорт. Вариант пройти пешком небольшой кусок пути тоже доступен <text:span text:style-name="T36">внутри крупного населенного пункта также должен быть доступен.</text:span></text:p>
      <text:p text:style-name="Drawing"><draw:frame draw:style-name="fr2" draw:name="Изображение8" text:anchor-type="paragraph" svg:width="15.365cm" svg:height="3.101cm" style:rel-height="scale" draw:z-index="8"><draw:image xlink:href="../../images/multimodal_example.png" xlink:type="simple" xlink:show="embed" xlink:actuate="onLoad" draw:filter-name="&lt;Все форматы&gt;"/></draw:frame><text:span text:style-name="T37">Рисунок 1.1. Н</text:span>есколько мультимодальных маршрутов от точки A до точки E.</text:p>
      <text:h text:style-name="P28" text:outline-level="3">1.3.2 Временные интервалы</text:h>
      <text:p text:style-name="Text_20_body">Маршруты можно строить для определенных интервалов времени. Например, хотим выехать в промежуток с 8-00 до 12-00 утра, а приехать в любой день на следующей неделе, но обязательно после 21-00. Это требуется, чтобы иметь возможность бронировать гостиницу, не отходя от кассы.</text:p>
      <text:h text:style-name="P29" text:outline-level="3">1.3.3 Инкрементальное построение</text:h>
      <text:p text:style-name="P20">Маршруты требуется строить инкрементально (не все сразу, а только небольшую часть из существующих) <text:span text:style-name="T34">из-за того, что</text:span> <text:span text:style-name="T34">возможное</text:span> количество маршрутов может достигать до 10<text:span text:style-name="T34">^</text:span>9 между парой крупных <text:span text:style-name="T34">населенных пунктов</text:span> <text:span text:style-name="T34">с 3 допустимыми пересадками и </text:span>интервалом <text:span text:style-name="T34">времени в пути равным </text:span>нескольк<text:span text:style-name="T34">им</text:span> дн<text:span text:style-name="T34">ям</text:span>. Это требуется для <text:span text:style-name="T34">конечного клиентского приложения</text:span>, чтобы <text:span text:style-name="T34">можно было </text:span>организовать страничный показ результатов без <text:span text:style-name="T34">полного вычисления</text:span> всех маршрутов на предыдущих страницах.</text:p>
      <text:h text:style-name="Heading_20_3" text:outline-level="3"><text:span text:style-name="T27">1.</text:span><text:span text:style-name="T22">3.4 Адаптивность по времени</text:span></text:h>
      <text:p text:style-name="Text_20_body">Маршруты могут строиться адаптивно по времени из-за того, что важно время отклика алгоритма, то есть в приоритете время выполнения над показом действительно всех требуемых результатов.</text:p>
      <text:h text:style-name="Heading_20_2" text:outline-level="2"><text:soft-page-break/><text:span text:style-name="T21">1.4 П</text:span>остроени<text:span text:style-name="T35">е</text:span> фильтров к доступным маршрутам</text:h>
      <text:p text:style-name="P18">Помимо построения самих маршрутов требуется построить фильтры по доступным маршрутам со следующими условиями.</text:p>
      <text:h text:style-name="Heading_20_3" text:outline-level="3"><text:span text:style-name="T22">1.4.</text:span><text:span text:style-name="T30">1</text:span><text:span text:style-name="T22"> Косвенные признаки</text:span></text:h>
      <text:p text:style-name="P21"><text:span text:style-name="T27">Из-за того, что маршруты строятся не все сразу, то кроме непосредственно найденных маршрутов существует огромное количество потенциально доступных маршрутов. При этом мы хотим получить к ним </text:span><text:span text:style-name="T28">доступ </text:span><text:span text:style-name="T27">по </text:span><text:span text:style-name="T24">косвенным признаками</text:span><text:span text:style-name="T27">. Например, это может быть тип транспорта, номер поезда или тип места в самолете (у окна/у туалета/в хвосте). Формально любой параметр доступный в модели данных может стать доступны</text:span><text:span text:style-name="T29">м</text:span><text:span text:style-name="T27"> для фильтрации.</text:span></text:p>
      <text:h text:style-name="P30" text:outline-level="3"><text:span text:style-name="T27">1.4.</text:span><text:span text:style-name="T22">2</text:span><text:span text:style-name="T27"> Осуществление фильтрации</text:span></text:h>
      <text:p text:style-name="P22"><text:span text:style-name="T27"/></text:p>
      <text:h text:style-name="P31" text:outline-level="3"><text:span text:style-name="T27">1.</text:span><text:span text:style-name="T22">4.3 Функциональные зависимости</text:span></text:h>
      <text:p text:style-name="Text_20_body">Не последнюю роль в фильтрах играют функциональные зависимости, потому что в последствии нужно будет их эффективно показывать без противоречий. Например, тип места «у окна» в купе и каюте относятся к разным типам транспорта и их нельзя объединять. <text:span text:style-name="T37">Пример «дерева» критериев для поезда:</text:span></text:p>
      <text:list xml:id="list7228577532752321298" text:style-name="L3">
        <text:list-item>
          <text:p text:style-name="P23">Точк<text:span text:style-name="T38">и</text:span> отправления и прибытия</text:p>
        </text:list-item>
        <text:list-item>
          <text:p text:style-name="P23">Интервал<text:span text:style-name="T38">ы</text:span> отправления и прибытия</text:p>
        </text:list-item>
        <text:list-item>
          <text:p text:style-name="P23">Вид транспорта:</text:p>
        </text:list-item>
      </text:list>
      <text:list xml:id="list405159896385855746" text:style-name="L5">
        <text:list-item>
          <text:list>
            <text:list-item>
              <text:p text:style-name="P24">Поезд:</text:p>
              <text:list>
                <text:list-item>
                  <text:p text:style-name="P24">Перевозчик</text:p>
                </text:list-item>
                <text:list-item>
                  <text:p text:style-name="P24">Бренд</text:p>
                </text:list-item>
                <text:list-item>
                  <text:p text:style-name="P24">Номер</text:p>
                </text:list-item>
                <text:list-item>
                  <text:p text:style-name="P24">Тип вагона:</text:p>
                  <text:list>
                    <text:list-item>
                      <text:p text:style-name="P24">Купе:</text:p>
                      <text:list>
                        <text:list-item>
                          <text:p text:style-name="P24">Верхнее/нижнее</text:p>
                        </text:list-item>
                        <text:list-item>
                          <text:p text:style-name="P24">Не у туалета</text:p>
                        </text:list-item>
                      </text:list>
                    </text:list-item>
                    <text:list-item>
                      <text:p text:style-name="P24"><text:soft-page-break/>Сидячий:</text:p>
                      <text:list>
                        <text:list-item>
                          <text:p text:style-name="P24">У окна/у прохода</text:p>
                        </text:list-item>
                      </text:list>
                    </text:list-item>
                    <text:list-item>
                      <text:p text:style-name="P24">Плацкарт:</text:p>
                      <text:list>
                        <text:list-item>
                          <text:p text:style-name="P24">Верхнее/нижнее</text:p>
                        </text:list-item>
                        <text:list-item>
                          <text:p text:style-name="P24">Не у туалета</text:p>
                        </text:list-item>
                        <text:list-item>
                          <text:p text:style-name="P24">Боковое/не боковое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038890366638176201" text:style-name="L2">
        <text:list-item>
          <text:p text:style-name="P19"><text:span text:style-name="T22">Также стоит учитывать </text:span><text:span text:style-name="T23">количество свободных мест</text:span><text:span text:style-name="T22">, т</text:span><text:span text:style-name="T25">ак как</text:span><text:span text:style-name="T22"> билеты мо</text:span><text:span text:style-name="T26">жет</text:span><text:span text:style-name="T22"> заказывать группа людей, которые могут не хотеть ехать разными маршрутами, транспортами, в разных вагонах и т.д.</text:span></text:p>
        </text:list-item>
      </text:list>
      <text:h text:style-name="P35" text:outline-level="2">1.5 Сортировка маршрутов</text:h>
      <text:p text:style-name="P25"><text:span text:style-name="T9">Маршруты требуется строить в порядке сортировки. В простейшем варианте можно сортировать только построенные маршруты, что не представляет из себя никакой сложности. В сложном варианте маршруты строятся на основе любого предиката сравнения пары маршрутов и выдаются в результат, гарантируя определенный порядок. В рамках данной работы подходит «средний» вариант. Требуется гарантировать определенный порядок построенных маршрутов без пропусков, но предикаты известны заранее. Всего их основных 4 вида:</text:span></text:p>
      <text:list xml:id="list3743428915904169840" text:style-name="L7">
        <text:list-item>
          <text:p text:style-name="P26">Количество пересадок</text:p>
        </text:list-item>
        <text:list-item>
          <text:p text:style-name="P26">Время отправления</text:p>
        </text:list-item>
        <text:list-item>
          <text:p text:style-name="P26">Время прибытия</text:p>
        </text:list-item>
        <text:list-item>
          <text:p text:style-name="P26">Время в пути</text:p>
        </text:list-item>
      </text:list>
      <text:p text:style-name="P25">Рассмотрим каждый подробнее.</text:p>
      <text:p text:style-name="P25">1.5.1 Количество пересадок</text:p>
      <text:p text:style-name="P25">Самая простая сортировка в рамках данной работы (или просто сортировка по-умолчанию). Несложно заметить, что количество пересадок будет пропорционально количеству транспорта, который будет включен в мультимодальный маршрут. И если представить каждый отрезок пути на конкретном транспорте отдельным ребром в абстрактном графе, то сортировка будет происходить относительно количества ребер.</text:p>
      <text:p text:style-name="P25">1.5.2 Время отправления</text:p>
      <text:p text:style-name="P25"><text:soft-page-break/></text:p>
      <text:p text:style-name="P25">1.5.3 Время прибытия</text:p>
      <text:p text:style-name="P25">1.5.4 Время в пути</text:p>
      <text:p text:style-name="P25"/>
      <text:h text:style-name="P34" text:outline-level="2">1.<text:span text:style-name="T7">4</text:span> Известные алгоритмы</text:h>
      <text:p text:style-name="P1"/>
      <text:h text:style-name="P27" text:outline-level="3">1.<text:span text:style-name="T7">4</text:span>.1 Алгоритм Дейкстры</text:h>
      <text:p text:style-name="P1"/>
      <text:p text:style-name="P5">Псевдокод</text:p>
      <text:h text:style-name="P27" text:outline-level="3">1.<text:span text:style-name="T7">4</text:span>.2 Алгоритм Йена</text:h>
      <text:h text:style-name="P34" text:outline-level="2">1.5 Выводы по главе</text:h>
      <text:h text:style-name="P32" text:outline-level="1">Источники</text:h>
      <text:p text:style-name="P16">https://ru.wikipedia.org/wiki/Граф_(математика)</text:p>
      <text:p text:style-name="P16">https://ru.wikipedia.org/wiki/Теория_графов</text:p>
      <text:p text:style-name="P16">https://ru.wikipedia.org/wiki/Ориентированный_граф</text:p>
      <text:p text:style-name="P16">https://ru.wikipedia.org/wiki/Транспорт</text:p>
      <text:p text:style-name="P16">http://www.graphicsfuel.com/2015/01/exclusive-45-free-transport-ico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auto-update="true" style:class="extra" style:master-page-name="">
      <loext:graphic-properties draw:fill-image-width="0cm" draw:fill-image-height="0cm"/>
      <style:paragraph-properties fo:text-align="center" style:justify-single-word="false" style:page-number="auto" style:shadow="none">
        <style:tab-stops/>
      </style:paragraph-properties>
      <style:text-properties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3:50:13.463043518</meta:creation-date>
    <dc:date>2016-05-02T22:49:08.421774833</dc:date>
    <meta:editing-duration>PT2H24M9S</meta:editing-duration>
    <meta:editing-cycles>19</meta:editing-cycles>
    <meta:generator>LibreOffice/4.4.6.3$Linux_X86_64 LibreOffice_project/40m0$Build-3</meta:generator>
    <meta:document-statistic meta:table-count="0" meta:image-count="8" meta:object-count="1" meta:page-count="8" meta:paragraph-count="90" meta:word-count="1253" meta:character-count="9720" meta:non-whitespace-character-count="8556"/>
  </office:meta>
</office:document-meta>
</file>

<file path=Object 1/content.xml><?xml version="1.0" encoding="utf-8"?>
<math xmlns="http://www.w3.org/1998/Math/MathML" display="block"/>
</file>